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0">
            <text:p>20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7" office:value-type="string">
            <text:p>2023-08-22_18-49-44_000.jpg</text:p>
          </table:table-cell>
          <table:table-cell table:style-name="ce26" office:value-type="string">
            <text:p>-*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-*">
            <text:p>-*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8" office:value-type="string">
            <text:p>2023-08-22_21-15-55_000.jpg</text:p>
          </table:table-cell>
          <table:table-cell table:style-name="ce26" office:value-type="string">
            <text:p>-*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-*">
            <text:p>-*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7">
            <text:p>17</text:p>
          </table:table-cell>
          <table:table-cell table:style-name="ce18" office:value-type="string">
            <text:p>2023-08-23_16-43-15_000.jpg</text:p>
          </table:table-cell>
          <table:table-cell table:style-name="ce26" office:value-type="string">
            <text:p>:bookmemo / 読んだ本 / 『自然を捉えなおす　競争とつながりの生態学』 / 著者=江崎保男 / 途中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bookmemo / 読んだ本 / 『自然を捉えなおす　競争とつながりの生態学』 / 著者=江崎保男 / 途中">
            <text:p>:bookmemo / 読んだ本 / 『自然を捉えなおす　競争とつながりの生態学』 / 著者=江崎保男 / 途中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8">
            <text:p>18</text:p>
          </table:table-cell>
          <table:table-cell table:style-name="ce10" office:value-type="string">
            <text:p>2023-08-23_16-43-47_000.jpg</text:p>
          </table:table-cell>
          <table:table-cell table:style-name="ce26" office:value-type="string">
            <text:p>:bookmemo / 読んだ本 / 『自然を捉えなおす　競争とつながりの生態学』 / 著者=江崎保男 / 途中 ここまで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bookmemo / 読んだ本 / 『自然を捉えなおす　競争とつながりの生態学』 / 著者=江崎保男 / 途中 ここまで">
            <text:p>:bookmemo / 読んだ本 / 『自然を捉えなおす　競争とつながりの生態学』 / 著者=江崎保男 / 途中 ここまで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8" office:value-type="string">
            <text:p>2023-08-23_16-42-10_000.jpg</text:p>
          </table:table-cell>
          <table:table-cell table:style-name="ce26" office:value-type="string">
            <text:p>:bookmemo / 読んだ本 / 『脳はバカ、腸はかしこい』 / 著者=藤田紘一郎 / 途中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bookmemo / 読んだ本 / 『脳はバカ、腸はかしこい』 / 著者=藤田紘一郎 / 途中">
            <text:p>:bookmemo / 読んだ本 / 『脳はバカ、腸はかしこい』 / 著者=藤田紘一郎 / 途中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3">
            <text:p>13</text:p>
          </table:table-cell>
          <table:table-cell table:style-name="ce18" office:value-type="string">
            <text:p>2023-08-23_16-42-20_000.jpg</text:p>
          </table:table-cell>
          <table:table-cell table:style-name="ce26" office:value-type="string">
            <text:p>:bookmemo / 読んだ本 / 『脳はバカ、腸はかしこい』 / 著者=藤田紘一郎 / 途中 ここまで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bookmemo / 読んだ本 / 『脳はバカ、腸はかしこい』 / 著者=藤田紘一郎 / 途中 ここまで">
            <text:p>:bookmemo / 読んだ本 / 『脳はバカ、腸はかしこい』 / 著者=藤田紘一郎 / 途中 ここまで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8" office:value-type="string">
            <text:p>2023-08-23_10-16-25_000.jpg</text:p>
          </table:table-cell>
          <table:table-cell table:style-name="ce26" office:value-type="string">
            <text:p>:bookmemo / 読んだ本：読み始め / 『絵ときでわかる　ロボット工学』 / 著者=川嶋健嗣 / 目次</text:p>
          </table:table-cell>
          <table:table-cell table:style-name="ce43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bookmemo / 読んだ本：読み始め / 『絵ときでわかる　ロボット工学』 / 著者=川嶋健嗣 / 目次">
            <text:p>:bookmemo / 読んだ本：読み始め / 『絵ときでわかる　ロボット工学』 / 著者=川嶋健嗣 / 目次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0" office:value-type="string">
            <text:p>2023-08-23_10-16-35_000.jpg</text:p>
          </table:table-cell>
          <table:table-cell table:style-name="ce26" office:value-type="string">
            <text:p>:bookmemo / 読んだ本：読み始め / 『絵ときでわかる　ロボット工学』 / 著者=川嶋健嗣 / 目次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bookmemo / 読んだ本：読み始め / 『絵ときでわかる　ロボット工学』 / 著者=川嶋健嗣 / 目次">
            <text:p>:bookmemo / 読んだ本：読み始め / 『絵ときでわかる　ロボット工学』 / 著者=川嶋健嗣 / 目次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8" office:value-type="string">
            <text:p>2023-08-23_10-16-42_000.jpg</text:p>
          </table:table-cell>
          <table:table-cell table:style-name="ce26" office:value-type="string">
            <text:p>:bookmemo / 読んだ本：読み始め / 『絵ときでわかる　ロボット工学』 / 著者=川嶋健嗣 / 目次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bookmemo / 読んだ本：読み始め / 『絵ときでわかる　ロボット工学』 / 著者=川嶋健嗣 / 目次">
            <text:p>:bookmemo / 読んだ本：読み始め / 『絵ときでわかる　ロボット工学』 / 著者=川嶋健嗣 / 目次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9">
            <text:p>19</text:p>
          </table:table-cell>
          <table:table-cell table:style-name="ce18" office:value-type="string">
            <text:p>2023-08-23_16-44-16_000.jpg</text:p>
          </table:table-cell>
          <table:table-cell table:style-name="ce26" office:value-type="string">
            <text:p>:bookmemo / 読んだ本：読み始め / 『自然を捉えなおす　競争とつながりの生態学』 / 著者=江崎保男 / 目次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bookmemo / 読んだ本：読み始め / 『自然を捉えなおす　競争とつながりの生態学』 / 著者=江崎保男 / 目次">
            <text:p>:bookmemo / 読んだ本：読み始め / 『自然を捉えなおす　競争とつながりの生態学』 / 著者=江崎保男 / 目次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6" office:value-type="float" office:value="20">
            <text:p>20</text:p>
          </table:table-cell>
          <table:table-cell table:style-name="ce18" office:value-type="string">
            <text:p>2023-08-23_16-44-27_000.jpg</text:p>
          </table:table-cell>
          <table:table-cell table:style-name="ce26" office:value-type="string">
            <text:p>:bookmemo / 読んだ本：読み始め / 『自然を捉えなおす　競争とつながりの生態学』 / 著者=江崎保男 / 目次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bookmemo / 読んだ本：読み始め / 『自然を捉えなおす　競争とつながりの生態学』 / 著者=江崎保男 / 目次">
            <text:p>:bookmemo / 読んだ本：読み始め / 『自然を捉えなおす　競争とつながりの生態学』 / 著者=江崎保男 / 目次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4">
            <text:p>14</text:p>
          </table:table-cell>
          <table:table-cell table:style-name="ce18" office:value-type="string">
            <text:p>2023-08-23_16-42-26_000.jpg</text:p>
          </table:table-cell>
          <table:table-cell table:style-name="ce26" office:value-type="string">
            <text:p>:bookmemo / 読んだ本：読み始め / 『脳はバカ、腸はかしこい』 / 著者=藤田紘一郎 / 目次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bookmemo / 読んだ本：読み始め / 『脳はバカ、腸はかしこい』 / 著者=藤田紘一郎 / 目次">
            <text:p>:bookmemo / 読んだ本：読み始め / 『脳はバカ、腸はかしこい』 / 著者=藤田紘一郎 / 目次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5">
            <text:p>15</text:p>
          </table:table-cell>
          <table:table-cell table:style-name="ce18" office:value-type="string">
            <text:p>2023-08-23_16-42-31_000.jpg</text:p>
          </table:table-cell>
          <table:table-cell table:style-name="ce26" office:value-type="string">
            <text:p>:bookmemo / 読んだ本：読み始め / 『脳はバカ、腸はかしこい』 / 著者=藤田紘一郎 / 目次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bookmemo / 読んだ本：読み始め / 『脳はバカ、腸はかしこい』 / 著者=藤田紘一郎 / 目次">
            <text:p>:bookmemo / 読んだ本：読み始め / 『脳はバカ、腸はかしこい』 / 著者=藤田紘一郎 / 目次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6">
            <text:p>16</text:p>
          </table:table-cell>
          <table:table-cell table:style-name="ce18" office:value-type="string">
            <text:p>2023-08-23_16-42-34_000.jpg</text:p>
          </table:table-cell>
          <table:table-cell table:style-name="ce26" office:value-type="string">
            <text:p>:bookmemo / 読んだ本：読み始め / 『脳はバカ、腸はかしこい』 / 著者=藤田紘一郎 / 目次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5]=&quot;&quot;;[.C17];CONCATENATE([.C17];&quot; / &quot;;[.E15]))" office:value-type="string" office:string-value=":m :PHOTO 寝た時刻 / 2023">
            <text:p>:m :PHOTO 寝た時刻 / 2023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8" office:value-type="string">
            <text:p>2023-08-23_07-44-55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:PHOTO 起きた時刻 / 2023">
            <text:p>:m :PHOTO 起きた時刻 / 2023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8" office:value-type="string">
            <text:p>2023-08-23_01-42-19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:PHOTO 寝た時刻 / 2023">
            <text:p>:m :PHOTO 寝た時刻 / 2023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7" office:value-type="string">
            <text:p>2023-08-22_21-16-01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m 食べた物 ">
            <text:p>:m 食べた物 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8" office:value-type="string">
            <text:p>2023-08-23_12-33-48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m 食べた物 ">
            <text:p>:m 食べた物 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8" office:value-type="string">
            <text:p>2023-08-23_07-46-19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21">
            <text:p>21</text:p>
          </table:table-cell>
          <table:table-cell table:style-name="ce17" office:value-type="string">
            <text:p>2023-08-23_16-49-15_000.jpg</text:p>
          </table:table-cell>
          <table:table-cell table:style-name="ce26" office:value-type="string">
            <text:p>:m 1*2 RES / JVEMV6 64#331_noo_choo_hujita / 『脳はバカ、腸はかしこい』 著者=藤田紘一郎,校注=~ / p.1 / w=~,topic=~,publisher=~,other=ske+:十二指腸；memo+:現役。高齢者。比率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m 1*2 RES / JVEMV6 64#331_noo_choo_hujita / 『脳はバカ、腸はかしこい』 著者=藤田紘一郎,校注=~ / p.1 / w=~,topic=~,publisher=~,other=ske+:十二指腸；memo+:現役。高齢者。比率">
            <text:p>:m 1*2 RES / JVEMV6 64#331_noo_choo_hujita / 『脳はバカ、腸はかしこい』 著者=藤田紘一郎,校注=~ / p.1 / w=~,topic=~,publisher=~,other=ske+:十二指腸；memo+:現役。高齢者。比率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2">
            <text:p>22</text:p>
          </table:table-cell>
          <table:table-cell table:style-name="ce18" office:value-type="string">
            <text:p>2023-08-23_16-49-25_000.jpg</text:p>
          </table:table-cell>
          <table:table-cell table:style-name="ce26" office:value-type="string">
            <text:p>-*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string" office:string-value="-*">
            <text:p>-*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47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23">
            <text:p>23</text:p>
          </table:table-cell>
          <table:table-cell table:style-name="ce18" office:value-type="string">
            <text:p>2023-08-23_16-49-32_000.jpg</text:p>
          </table:table-cell>
          <table:table-cell table:style-name="ce26" office:value-type="string">
            <text:p>:m 2*2 RES / JVEMV6 64#331_noo_choo_hujita / 『脳はバカ、腸はかしこい』 著者=藤田紘一郎,校注=~ / p.1 / w=~,topic=~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string" office:string-value=":m 2*2 RES / JVEMV6 64#331_noo_choo_hujita / 『脳はバカ、腸はかしこい』 著者=藤田紘一郎,校注=~ / p.1 / w=~,topic=~,publisher=~,other=~">
            <text:p>:m 2*2 RES / JVEMV6 64#331_noo_choo_hujita / 『脳はバカ、腸はかしこい』 著者=藤田紘一郎,校注=~ / p.1 / w=~,topic=~,publisher=~,other=~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47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24">
            <text:p>24</text:p>
          </table:table-cell>
          <table:table-cell table:style-name="ce18" office:value-type="string">
            <text:p>2023-08-23_17-27-11_000.jpg</text:p>
          </table:table-cell>
          <table:table-cell table:style-name="ce26" office:value-type="string">
            <text:p>:m 1*4 RES / JVEMV6 64#326_robot_etoki_kawashima / 『絵ときでわかる　ロボット工学』 著者=川嶋健嗣,校注=~ / p78 / w=順動力学計算；,topic=,publisher=オーム社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string" office:string-value=":m 1*4 RES / JVEMV6 64#326_robot_etoki_kawashima / 『絵ときでわかる　ロボット工学』 著者=川嶋健嗣,校注=~ / p78 / w=順動力学計算；,topic=,publisher=オーム社,other=">
            <text:p>:m 1*4 RES / JVEMV6 64#326_robot_etoki_kawashima / 『絵ときでわかる　ロボット工学』 著者=川嶋健嗣,校注=~ / p78 / w=順動力学計算；,topic=,publisher=オーム社,other=</text:p>
          </table:table-cell>
          <table:table-cell table:style-name="ce10" table:formula="of:=RIGHT([.B24];[.K24])" office:value-type="string" office:string-value="jpg">
            <text:p>jpg</text:p>
          </table:table-cell>
          <table:table-cell table:style-name="ce47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5">
            <text:p>25</text:p>
          </table:table-cell>
          <table:table-cell table:style-name="ce10" office:value-type="string">
            <text:p>2023-08-23_17-27-31_000.jpg</text:p>
          </table:table-cell>
          <table:table-cell table:style-name="ce26" office:value-type="string">
            <text:p>:m 2*4 RES / JVEMV6 64#326_robot_etoki_kawashima / 『絵ときでわかる　ロボット工学』 著者=川嶋健嗣,校注=~ / p40 / w=逆動力学計算；ヤコビ行列,topic=,publisher=オーム社,other=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25];[.K25])" office:value-type="string" office:string-value="jpg">
            <text:p>jpg</text:p>
          </table:table-cell>
          <table:table-cell table:style-name="ce47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6">
            <text:p>26</text:p>
          </table:table-cell>
          <table:table-cell table:style-name="ce17" office:value-type="string">
            <text:p>2023-08-23_17-27-47_000.jpg</text:p>
          </table:table-cell>
          <table:table-cell table:style-name="ce26" office:value-type="string">
            <text:p>:m 3*4 RES / JVEMV6 64#326_robot_etoki_kawashima / 『絵ときでわかる　ロボット工学』 著者=川嶋健嗣,校注=~ / p40 / w=ヤコビ行列；,topic=,publisher=オーム社,other=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string" office:string-value=":m 3*4 RES / JVEMV6 64#326_robot_etoki_kawashima / 『絵ときでわかる　ロボット工学』 著者=川嶋健嗣,校注=~ / p40 / w=ヤコビ行列；,topic=,publisher=オーム社,other=">
            <text:p>:m 3*4 RES / JVEMV6 64#326_robot_etoki_kawashima / 『絵ときでわかる　ロボット工学』 著者=川嶋健嗣,校注=~ / p40 / w=ヤコビ行列；,topic=,publisher=オーム社,other=</text:p>
          </table:table-cell>
          <table:table-cell table:style-name="ce10" table:formula="of:=RIGHT([.B26];[.K26])" office:value-type="string" office:string-value="jpg">
            <text:p>jpg</text:p>
          </table:table-cell>
          <table:table-cell table:style-name="ce47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27">
            <text:p>27</text:p>
          </table:table-cell>
          <table:table-cell table:style-name="ce10" office:value-type="string">
            <text:p>2023-08-23_17-28-05_000.jpg</text:p>
          </table:table-cell>
          <table:table-cell table:style-name="ce26" office:value-type="string">
            <text:p>:m 4*4 RES / JVEMV6 64#326_robot_etoki_kawashima / 『絵ときでわかる　ロボット工学』 著者=川嶋健嗣,校注=~ / p40 / w=ヤコビ行列；,topic=,publisher=オーム社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string" office:string-value=":m 4*4 RES / JVEMV6 64#326_robot_etoki_kawashima / 『絵ときでわかる　ロボット工学』 著者=川嶋健嗣,校注=~ / p40 / w=ヤコビ行列；,topic=,publisher=オーム社,other=">
            <text:p>:m 4*4 RES / JVEMV6 64#326_robot_etoki_kawashima / 『絵ときでわかる　ロボット工学』 著者=川嶋健嗣,校注=~ / p40 / w=ヤコビ行列；,topic=,publisher=オーム社,other=</text:p>
          </table:table-cell>
          <table:table-cell table:style-name="ce10" table:formula="of:=RIGHT([.B27];[.K27])" office:value-type="string" office:string-value="jpg">
            <text:p>jpg</text:p>
          </table:table-cell>
          <table:table-cell table:style-name="ce47" table:formula="of:=FIND(&quot;.&quot;;[.B27];1)" office:value-type="float" office:value="24">
            <text:p>24</text:p>
          </table:table-cell>
          <table:table-cell table:formula="of:=LEN([.B27])" office:value-type="float" office:value="27">
            <text:p>27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8" office:value-type="string">
            <text:p>2023-08-22_18-42-57_000.mp4</text:p>
          </table:table-cell>
          <table:table-cell table:style-name="ce26" office:value-type="string">
            <text:p>:VIDEO / @自室 / 記録 / jap.flute / 演奏、play / R=1 / genre=melody:demo-composition,for=,file-piece-id=~,memo=~,session=hour-18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string" office:string-value=":VIDEO / @自室 / 記録 / jap.flute / 演奏、play / R=1 / genre=melody:demo-composition,for=,file-piece-id=~,memo=~,session=hour-18,recording-id=~,other=~ / follow+">
            <text:p>:VIDEO / @自室 / 記録 / jap.flute / 演奏、play / R=1 / genre=melody:demo-composition,for=,file-piece-id=~,memo=~,session=hour-18,recording-id=~,other=~ / follow+</text:p>
          </table:table-cell>
          <table:table-cell table:style-name="ce10" table:formula="of:=RIGHT([.B28];[.K28])" office:value-type="string" office:string-value="mp4">
            <text:p>mp4</text:p>
          </table:table-cell>
          <table:table-cell table:style-name="ce47" table:formula="of:=FIND(&quot;.&quot;;[.B28];1)" office:value-type="float" office:value="24">
            <text:p>24</text:p>
          </table:table-cell>
          <table:table-cell table:formula="of:=LEN([.B28])" office:value-type="float" office:value="27">
            <text:p>27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2">
            <text:p>2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28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3">2023/08/23</text:date>, <text:time>17:59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8-23T17:59:08.04</dc:date>
    <dc:creator>岩淵 謙</dc:creator>
    <meta:editing-duration>P58DT10H42M33S</meta:editing-duration>
    <meta:editing-cycles>19572</meta:editing-cycles>
    <meta:document-statistic meta:table-count="2" meta:cell-count="937" meta:object-count="0"/>
    <meta:user-defined meta:name="qrichtext">1</meta:user-defined>
  </office:meta>
</office:document-meta>
</file>